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fc4" officeooo:paragraph-rsid="00065fc4"/>
    </style:style>
    <style:style style:name="P2" style:family="paragraph" style:parent-style-name="Standard">
      <style:text-properties officeooo:rsid="0007953c" officeooo:paragraph-rsid="0007953c"/>
    </style:style>
    <style:style style:name="P3" style:family="paragraph" style:parent-style-name="Standard">
      <style:text-properties officeooo:rsid="00095858" officeooo:paragraph-rsid="00095858"/>
    </style:style>
    <style:style style:name="P4" style:family="paragraph" style:parent-style-name="Standard">
      <style:text-properties fo:font-weight="bold" officeooo:rsid="00095858" officeooo:paragraph-rsid="00095858" style:font-weight-asian="bold" style:font-weight-complex="bold"/>
    </style:style>
    <style:style style:name="P5" style:family="paragraph" style:parent-style-name="Standard">
      <style:text-properties fo:font-weight="bold" officeooo:rsid="0009ff18" officeooo:paragraph-rsid="0009ff18" style:font-weight-asian="bold" style:font-weight-complex="bold"/>
    </style:style>
    <style:style style:name="P6" style:family="paragraph" style:parent-style-name="Standard">
      <style:text-properties fo:font-weight="normal" officeooo:rsid="00095858" officeooo:paragraph-rsid="00095858" style:font-weight-asian="normal" style:font-weight-complex="normal"/>
    </style:style>
    <style:style style:name="P7" style:family="paragraph" style:parent-style-name="Standard">
      <style:text-properties fo:font-weight="normal" officeooo:rsid="0009ff18" officeooo:paragraph-rsid="0009ff18" style:font-weight-asian="normal" style:font-weight-complex="normal"/>
    </style:style>
    <style:style style:name="T1" style:family="text">
      <style:text-properties officeooo:rsid="00065fc4"/>
    </style:style>
    <style:style style:name="T2" style:family="text">
      <style:text-properties officeooo:rsid="0007953c"/>
    </style:style>
    <style:style style:name="T3" style:family="text">
      <style:text-properties officeooo:rsid="00095858"/>
    </style:style>
    <style:style style:name="T4" style:family="text">
      <style:text-properties officeooo:rsid="0009ff18"/>
    </style:style>
    <style:style style:name="T5" style:family="text">
      <style:text-properties officeooo:rsid="000aa8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a esta nueva lección, todo este tiempo hemos estado viendo ecuaciones, es decir igualdades, pues en esta ocasión veremos lo opuesto, las desigualdades, <text:s/>antes de empezar de lleno con el tema me gustaría aclarar algunas cosas rápidamente, los símbolos que se utilizan en desigualdad probablemente los hayas visto alguna vez, son muy comunes sobre todo en programación, y son los siguientes &lt;, &gt;, &lt;=,&gt;=, (menor que, mayor que, menor o igual que, y mayor o igual que) entonces al verlos comparando elementos <text:span text:style-name="T2">significarían</text:span>:</text:p>
      <text:p text:style-name="P1"/>
      <text:p text:style-name="P1"><text:tab/><text:tab/>a&lt;b <text:s/><text:span text:style-name="T2">a es menor que b </text:span></text:p>
      <text:p text:style-name="P1"><text:tab/><text:tab/>a&gt;b <text:s/><text:span text:style-name="T2">a es mayor que b</text:span></text:p>
      <text:p text:style-name="P1"><text:tab/><text:tab/>a&lt;=b<text:tab/><text:span text:style-name="T2">a es menor o igual que b</text:span></text:p>
      <text:p text:style-name="P1"><text:tab/><text:tab/>a&gt;=b <text:s text:c="3"/><text:span text:style-name="T2">a es mayor o igual que b </text:span></text:p>
      <text:p text:style-name="P1"/>
      <text:p text:style-name="P2">y de aquí podemos deducir algunas cosas como por ejemplo si a&lt;b <text:s/>entonces b-a es positivo que escribiríamos así <text:s/>b-a&gt;0, pero en cambio si a&lt;=b, b-a es no negativo, que significa que puede ser un valor positivo o bien 0, ya que cero no es ni negativo ni positivo, ademas noten que si a&gt;b b&lt;a, y si a&gt;=b entonces b&lt;=a, </text:p>
      <text:p text:style-name="P2">Con esto en mente una desigualdad es una expresión algebraica que contiene variables y alguno de los símbolos que acabamos de ver <text:span text:style-name="T1">&lt;, &gt;, &lt;=,&gt;=, </text:span>y resolver una desigualdad significa determinar todos los valores de la variable que hacen verdadera la desigualdad, esto nos dará un conjunto de valores, que satisfacen o hacen verdadera la desigualdad, y este conjunto es llamado el conjunto solución obviamente, pues bien <text:span text:style-name="T3">existen dos tipos de desigualdades, las absolutas y las condicionales, las absolutas son aquellas que son satisfechas por cualquier valor de la variable, por ejemplo x+1&gt;x en este ejemplo cualquier valor no importa cual sea, satisfacera nuestra desigualdad, mientras que las condicionales se satisfacen solo con ciertos valores de la variable, por ejemplo en 2x-10&gt;0 , solo los valores mayores a 5 satisfacen la desigualdad, y no te preocupes si no entiendes el porque, veremos como resolverlas en siguientes lecciones, pero en realidad es muy similar a resolver ecuaciones solo que tomando en cuenta algunos casos particulares. </text:span></text:p>
      <text:p text:style-name="P3">Supongamos que a y b son dos números reales con a &lt; b y sea c un número real cualquiera, </text:p>
      <text:p text:style-name="P3"/>
      <text:p text:style-name="P3">a+c&lt;b+c</text:p>
      <text:p text:style-name="P3">ac&lt;bc si c&gt;0</text:p>
      <text:p text:style-name="P3">ac&gt;bc si c&lt;0</text:p>
      <text:p text:style-name="P3"/>
      <text:p text:style-name="P4">NOTA <text:span text:style-name="T5">DEMOSTRAR ESTE TEOREMA</text:span></text:p>
      <text:p text:style-name="P4"/>
      <text:p text:style-name="P6">Para finalizar esta lección <text:span text:style-name="T4">quiero hablar sobre los intervalos, que no son otra cosa más que representaciones de de conjuntos y los resumiré en la siguiente tabla, </text:span></text:p>
      <text:p text:style-name="P5">PONER LA TABLA PAGINA 170</text:p>
      <text:p text:style-name="P7">recuerda que los nombre no son importantes pero si que entiendas que un paréntesis representa un valor mayor o menor, y un corchete un valor mayor o igual o menor o igual,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1:32:58.902000000</meta:creation-date>
    <dc:date>2019-06-29T12:49:38.868000000</dc:date>
    <meta:editing-duration>PT7M38S</meta:editing-duration>
    <meta:editing-cycles>2</meta:editing-cycles>
    <meta:generator>LibreOffice/6.2.2.2$Windows_X86_64 LibreOffice_project/2b840030fec2aae0fd2658d8d4f9548af4e3518d</meta:generator>
    <meta:document-statistic meta:table-count="0" meta:image-count="0" meta:object-count="0" meta:page-count="1" meta:paragraph-count="15" meta:word-count="435" meta:character-count="2530" meta:non-whitespace-character-count="2087"/>
  </office:meta>
</office:document-meta>
</file>